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1" svg:font-family="Arial" style:font-family-generic="swiss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10.5pt" style:font-size-asian="10.5pt" style:font-size-complex="10.5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Standard">
      <style:paragraph-properties fo:margin-top="0cm" fo:margin-bottom="0.499cm" fo:text-align="justify" style:justify-single-word="false"/>
      <style:text-properties style:font-name="Calibri1" fo:font-size="12pt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8pt" fo:language="zxx" fo:country="none" style:text-underline-style="none" fo:font-weight="normal" style:font-name-asian="Arial1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P7" style:family="paragraph" style:parent-style-name="Standard" style:master-page-name="Standard">
      <style:paragraph-properties fo:margin-top="0cm" fo:margin-bottom="0cm" fo:text-align="justify" style:justify-single-word="false" style:page-number="auto"/>
      <style:text-properties style:font-name="Source Sans Pro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top="0cm" fo:margin-bottom="0.011cm" fo:text-align="justify" style:justify-single-word="false"/>
      <style:text-properties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background-color="transparent" loext:char-shading-value="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prueb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r este medio se le informa que el <text:span text:style-name="T1">${fechaPublicacionAACID}, ha sido publicada en la página Web de la AACID la Resolución de 2021, de las intervenciones excluidas de la convocatoria de</text:span></text:p>
      <text:p text:style-name="P8">${anyoConvocatoria}, por no reunir los requisitos establecidos en la Orden de 21 de junio de 2016, por la que se establecen las bases reguladoras para la concesión de subvenciones a las Universidades que realicen intervenciones de ${finalidadProyecto} por la Agencia Andaluza de Cooperación Internacional para el Desarrollo, modificada por la Orden de 10 de junio de 2020.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1" svg:font-family="Arial" style:font-family-generic="swiss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able_20_Paragraph" style:display-name="Table Paragraph" style:family="paragraph" style:parent-style-name="Standard"/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size="11pt" fo:language="en" fo:country="US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style:font-size-asian="10.5pt" style:font-size-complex="10.5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0.5pt" style:font-size-asian="10.5pt" style:font-size-complex="10.5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cm" fo:page-height="29.704cm" style:num-format="1" style:print-orientation="portrait" fo:margin-top="0.917cm" fo:margin-bottom="0.494cm" fo:margin-left="0.176cm" fo:margin-right="0.14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2" text:anchor-type="paragraph" svg:x="10.463cm" svg:y="0.018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1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  <text:p text:style-name="MP4"/>
        <text:p text:style-name="MP4"/>
      </style:header>
      <style:footer>
        <text:p text:style-name="Footer"/>
      </style:footer>
    </style:master-page>
    <style:master-page style:name="HTML" style:page-layout-name="Mpm2"/>
    <style:master-page style:name="Landscape" style:page-layout-name="Mpm3">
      <style:header>
        <text:p text:style-name="Header"/>
      </style:header>
      <style:footer>
        <text:p text:style-name="Footer"/>
      </style:footer>
    </style:master-page>
    <style:master-page style:name="Convertir_20_0" style:display-name="Convertir 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8H46M27S</meta:editing-duration>
    <meta:editing-cycles>226</meta:editing-cycles>
    <meta:generator>OpenOffice/4.1.10$Win32 OpenOffice.org_project/4110m2$Build-9807</meta:generator>
    <dc:date>2021-10-15T13:39:07.98</dc:date>
    <meta:document-statistic meta:table-count="0" meta:image-count="1" meta:object-count="0" meta:page-count="1" meta:paragraph-count="4" meta:word-count="103" meta:character-count="678"/>
    <meta:user-defined meta:name="Info 1"/>
    <meta:user-defined meta:name="Info 2"/>
    <meta:user-defined meta:name="Info 3"/>
    <meta:user-defined meta:name="Info 4"/>
  </office:meta>
</office:document-meta>
</file>